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over accent="true">
              <mi>S</mi>
              <mo stretchy="false">̂</mo>
            </mover>
          </mrow>
          <mi>x</mi>
        </msub>
        <mo stretchy="false">=</mo>
        <mfrac>
          <mo stretchy="false">ℏ</mo>
          <mn>2</mn>
        </mfrac>
      </mrow>
      <mfenced open="(" close=")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i/>
      <mtext> ; </mtext>
      <mi/>
      <mrow>
        <msub>
          <mrow>
            <mover accent="true">
              <mi>S</mi>
              <mo stretchy="false">̂</mo>
            </mover>
          </mrow>
          <mi>y</mi>
        </msub>
        <mo stretchy="false">=</mo>
        <mfrac>
          <mo stretchy="false">ℏ</mo>
          <mn>2</mn>
        </mfrac>
      </mrow>
      <mfenced open="(" close=")">
        <mrow>
          <mtable>
            <mtr>
              <mtd>
                <mrow>
                  <mn>0</mn>
                </mrow>
              </mtd>
              <mtd>
                <mrow>
                  <mrow>
                    <mo stretchy="false">−</mo>
                    <mtext>i</mtext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text>i</mtext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text>i</mtext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text>i</mtext>
                </mrow>
              </mtd>
              <mtd>
                <mrow>
                  <mn>0</mn>
                </mrow>
              </mtd>
            </mtr>
          </mtable>
        </mrow>
      </mfenced>
      <mi/>
      <mtext> ; </mtext>
      <mi/>
      <mrow>
        <msub>
          <mrow>
            <mover accent="true">
              <mi>S</mi>
              <mo stretchy="false">̂</mo>
            </mover>
          </mrow>
          <mi>z</mi>
        </msub>
        <mo stretchy="false">=</mo>
        <mfrac>
          <mo stretchy="false">ℏ</mo>
          <mn>2</mn>
        </mfrac>
      </mrow>
      <mfenced open="(" close=")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{hat S} _x = 
hbar over 2
left (
 matrix{
  0 # 1 # 0 # 0 ## 
  1 # 0 # 0 # 0 ## 
  0 # 0 # 0 # 1 ##
  0 # 0 # 1 # 0
 }
right ) 

`" ; "~

{hat S} _y = 
hbar over 2
left (
 matrix{
  0 # -"i" # 0 # 0 ## 
  "i" # 0 # 0 # 0 ## 
  0 # 0 # 0 # -"i" ##
  0 # 0 # "i" # 0
 }
right ) 

`" ; "~

{hat S} _z = 
hbar over 2
left (
 matrix{
  1 # 0 # 0 # 0 ## 
  0 # -1 # 0 # 0 ## 
  0 # 0 # 1 # 0 ##
  0 # 0 # 0 # -1
 }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4:11:59.290000000</meta:creation-date>
    <meta:generator>LibreOffice/4.1.4.2$Windows_x86 LibreOffice_project/0a0440ccc0227ad9829de5f46be37cfb6edcf72</meta:generator>
  </office:meta>
</office:document-meta>
</file>